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08cm" svg:y1="18.145cm" svg:x2="6.08cm" svg:y2="21.193cm">
          <text:p/>
        </draw:line>
        <draw:line draw:style-name="gr1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6.08cm" svg:y2="18.145cm">
          <text:p/>
        </draw:line>
        <draw:custom-shape draw:style-name="gr2" draw:text-style-name="P2" draw:layer="layout" svg:width="0.381cm" svg:height="0.381cm" svg:x="6.08cm" svg:y="20.81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505cm" svg:height="0.627cm" svg:x="5.321cm" svg:y="19.2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505cm" svg:height="0.627cm" svg:x="9.255cm" svg:y="21.4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484cm" svg:height="0.627cm" svg:x="9.636cm" svg:y="18.78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07T20:59:56.692828801</dc:date>
    <meta:editing-duration>PT2H6M21S</meta:editing-duration>
    <meta:editing-cycles>38</meta:editing-cycles>
    <meta:generator>LibreOffice/6.4.7.2$Linux_X86_64 LibreOffice_project/40$Build-2</meta:generator>
    <meta:document-statistic meta:object-count="7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